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1" svg:font-family="'Courier 10 Pitch'" style:font-pitch="fixed"/>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9ecf9" officeooo:paragraph-rsid="0009ecf9" style:font-size-asian="12.25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color="#0066cc" fo:font-size="12pt" style:text-underline-style="solid" style:text-underline-width="auto" style:text-underline-color="font-color" officeooo:rsid="000ae40d" officeooo:paragraph-rsid="000ae40d" style:font-size-asian="12pt" style:font-size-complex="12pt"/>
    </style:style>
    <style:style style:name="P4" style:family="paragraph" style:parent-style-name="Standard">
      <style:paragraph-properties fo:text-align="justify" style:justify-single-word="false"/>
      <style:text-properties fo:color="#0066cc" fo:font-size="12pt" style:text-underline-style="solid" style:text-underline-width="auto" style:text-underline-color="font-color" officeooo:rsid="000c0ea2" officeooo:paragraph-rsid="000c0ea2" style:font-size-asian="10.5pt" style:font-size-complex="12pt"/>
    </style:style>
    <style:style style:name="P5" style:family="paragraph" style:parent-style-name="Standard">
      <style:paragraph-properties fo:text-align="justify" style:justify-single-word="false"/>
      <style:text-properties fo:color="#0066cc" fo:font-size="12pt" style:text-underline-style="solid" style:text-underline-width="auto" style:text-underline-color="font-color" officeooo:rsid="0011eec5" officeooo:paragraph-rsid="0011eec5" style:font-size-asian="10.5pt" style:font-size-complex="12pt"/>
    </style:style>
    <style:style style:name="P6" style:family="paragraph" style:parent-style-name="Standard">
      <style:paragraph-properties fo:text-align="justify" style:justify-single-word="false"/>
      <style:text-properties fo:color="#0066cc" fo:font-size="12pt" style:text-underline-style="solid" style:text-underline-width="auto" style:text-underline-color="font-color" officeooo:rsid="0014f896" officeooo:paragraph-rsid="0014f896" style:font-size-asian="10.5pt" style:font-size-complex="12pt"/>
    </style:style>
    <style:style style:name="P7" style:family="paragraph" style:parent-style-name="Standard">
      <style:paragraph-properties fo:text-align="justify" style:justify-single-word="false"/>
      <style:text-properties fo:color="#000000" fo:font-size="14pt" style:text-underline-style="none" officeooo:rsid="000ae40d" officeooo:paragraph-rsid="000ae40d" style:font-size-asian="12.25pt" style:font-size-complex="14pt"/>
    </style:style>
    <style:style style:name="P8" style:family="paragraph" style:parent-style-name="Standard">
      <style:paragraph-properties fo:text-align="justify" style:justify-single-word="false"/>
      <style:text-properties fo:color="#000000" fo:font-size="12pt" style:text-underline-style="none" officeooo:rsid="000ae40d" officeooo:paragraph-rsid="000ae40d" style:font-size-asian="10.5pt" style:font-size-complex="12pt"/>
    </style:style>
    <style:style style:name="P9" style:family="paragraph" style:parent-style-name="Standard">
      <style:paragraph-properties fo:text-align="justify" style:justify-single-word="false"/>
      <style:text-properties fo:color="#000000" fo:font-size="12pt" style:text-underline-style="none" officeooo:rsid="000c0ea2" officeooo:paragraph-rsid="000c0ea2" style:font-size-asian="10.5pt" style:font-size-complex="12pt"/>
    </style:style>
    <style:style style:name="P10" style:family="paragraph" style:parent-style-name="Standard">
      <style:paragraph-properties fo:text-align="justify" style:justify-single-word="false"/>
      <style:text-properties fo:color="#000000" fo:font-size="12pt" style:text-underline-style="none" officeooo:rsid="000c0ea2" officeooo:paragraph-rsid="001037c0" style:font-size-asian="10.5pt" style:font-size-complex="12pt"/>
    </style:style>
    <style:style style:name="P11" style:family="paragraph" style:parent-style-name="Standard">
      <style:paragraph-properties fo:text-align="justify" style:justify-single-word="false"/>
      <style:text-properties fo:color="#000000" fo:font-size="12pt" style:text-underline-style="none" officeooo:rsid="000d4e8a" officeooo:paragraph-rsid="000d4e8a" style:font-size-asian="10.5pt" style:font-size-complex="12pt"/>
    </style:style>
    <style:style style:name="P12" style:family="paragraph" style:parent-style-name="Standard">
      <style:paragraph-properties fo:text-align="justify" style:justify-single-word="false"/>
      <style:text-properties fo:color="#000000" fo:font-size="12pt" style:text-underline-style="none" officeooo:rsid="000d4e8a" officeooo:paragraph-rsid="0011eec5" style:font-size-asian="10.5pt" style:font-size-complex="12pt"/>
    </style:style>
    <style:style style:name="P13" style:family="paragraph" style:parent-style-name="Standard">
      <style:paragraph-properties fo:text-align="justify" style:justify-single-word="false"/>
      <style:text-properties fo:color="#000000" fo:font-size="12pt" style:text-underline-style="none" officeooo:rsid="000e7980" officeooo:paragraph-rsid="000e7980" style:font-size-asian="10.5pt" style:font-size-complex="12pt"/>
    </style:style>
    <style:style style:name="P14" style:family="paragraph" style:parent-style-name="Standard">
      <style:paragraph-properties fo:text-align="justify" style:justify-single-word="false"/>
      <style:text-properties fo:color="#000000" fo:font-size="12pt" style:text-underline-style="none" officeooo:rsid="001037c0" officeooo:paragraph-rsid="001037c0" style:font-size-asian="10.5pt" style:font-size-complex="12pt"/>
    </style:style>
    <style:style style:name="P15" style:family="paragraph" style:parent-style-name="Standard">
      <style:paragraph-properties fo:text-align="justify" style:justify-single-word="false"/>
      <style:text-properties fo:color="#000000" fo:font-size="12pt" style:text-underline-style="none" officeooo:rsid="0011eec5" officeooo:paragraph-rsid="0011eec5" style:font-size-asian="10.5pt" style:font-size-complex="12pt"/>
    </style:style>
    <style:style style:name="P16" style:family="paragraph" style:parent-style-name="Standard">
      <style:paragraph-properties fo:text-align="justify" style:justify-single-word="false"/>
      <style:text-properties fo:color="#000000" fo:font-size="12pt" style:text-underline-style="none" officeooo:rsid="0014f896" officeooo:paragraph-rsid="0014f896" style:font-size-asian="10.5pt" style:font-size-complex="12pt"/>
    </style:style>
    <style:style style:name="P17" style:family="paragraph" style:parent-style-name="Standard">
      <style:paragraph-properties fo:text-align="justify" style:justify-single-word="false"/>
      <style:text-properties fo:color="#000000" fo:font-size="12pt" style:text-underline-style="none" officeooo:rsid="0015e664" officeooo:paragraph-rsid="0015e664" style:font-size-asian="10.5pt" style:font-size-complex="12pt"/>
    </style:style>
    <style:style style:name="P18" style:family="paragraph" style:parent-style-name="Standard">
      <style:paragraph-properties fo:text-align="justify" style:justify-single-word="false"/>
      <style:text-properties fo:color="#000000" fo:font-size="12pt" style:text-underline-style="none" officeooo:rsid="000ae40d" officeooo:paragraph-rsid="000ae40d" style:font-size-asian="12pt" style:font-size-complex="12pt"/>
    </style:style>
    <style:style style:name="P19" style:family="paragraph" style:parent-style-name="Standard">
      <style:paragraph-properties fo:text-align="justify" style:justify-single-word="false"/>
      <style:text-properties fo:color="#000000" fo:font-size="12pt" style:text-underline-style="none" officeooo:rsid="0011eec5" officeooo:paragraph-rsid="0011eec5" style:font-size-asian="12pt" style:font-size-complex="12pt"/>
    </style:style>
    <style:style style:name="P20" style:family="paragraph" style:parent-style-name="Standard">
      <style:paragraph-properties fo:text-align="justify" style:justify-single-word="false"/>
      <style:text-properties fo:color="#000000" fo:font-size="12pt" style:text-underline-style="solid" style:text-underline-width="auto" style:text-underline-color="font-color" officeooo:rsid="000d4e8a" officeooo:paragraph-rsid="000d4e8a" style:font-size-asian="10.5pt" style:font-size-complex="12pt"/>
    </style:style>
    <style:style style:name="P21" style:family="paragraph" style:parent-style-name="Standard">
      <style:paragraph-properties fo:text-align="justify" style:justify-single-word="false"/>
      <style:text-properties fo:color="#000000" fo:font-size="12pt" style:text-underline-style="solid" style:text-underline-width="auto" style:text-underline-color="font-color" officeooo:rsid="001037c0" officeooo:paragraph-rsid="001037c0" style:font-size-asian="10.5pt" style:font-size-complex="12pt"/>
    </style:style>
    <style:style style:name="P22" style:family="paragraph" style:parent-style-name="Standard">
      <style:paragraph-properties fo:text-align="justify" style:justify-single-word="false"/>
      <style:text-properties fo:color="#000000" fo:font-size="12pt" style:text-underline-style="solid" style:text-underline-width="auto" style:text-underline-color="font-color" officeooo:rsid="000ba51a" officeooo:paragraph-rsid="000ba51a" style:font-size-asian="10.5pt" style:font-size-complex="12pt"/>
    </style:style>
    <style:style style:name="P23" style:family="paragraph" style:parent-style-name="Standard">
      <style:paragraph-properties fo:text-align="justify" style:justify-single-word="false"/>
      <style:text-properties fo:color="#000000" style:font-name="Courier 10 Pitch" fo:font-size="11pt" style:text-underline-style="none" officeooo:rsid="000ae40d" officeooo:paragraph-rsid="000ae40d" style:font-size-asian="11pt" style:font-size-complex="11pt"/>
    </style:style>
    <style:style style:name="P24" style:family="paragraph" style:parent-style-name="Standard">
      <style:paragraph-properties fo:text-align="justify" style:justify-single-word="false"/>
      <style:text-properties fo:color="#000000" style:font-name="Courier 10 Pitch" fo:font-size="9pt" style:text-underline-style="none" officeooo:rsid="000e7980" officeooo:paragraph-rsid="000e7980" style:font-size-asian="9pt" style:font-size-complex="9pt"/>
    </style:style>
    <style:style style:name="P25" style:family="paragraph" style:parent-style-name="Standard">
      <style:paragraph-properties fo:text-align="justify" style:justify-single-word="false"/>
      <style:text-properties fo:color="#000000" style:font-name="Courier 10 Pitch" fo:font-size="9pt" style:text-underline-style="none" officeooo:rsid="000ae40d" officeooo:paragraph-rsid="000ae40d" style:font-size-asian="9pt" style:font-size-complex="9pt"/>
    </style:style>
    <style:style style:name="P26" style:family="paragraph" style:parent-style-name="Standard">
      <style:paragraph-properties fo:text-align="justify" style:justify-single-word="false"/>
      <style:text-properties fo:color="#000000" style:font-name="Liberation Serif" fo:font-size="12pt" style:text-underline-style="none" officeooo:rsid="000e7980" officeooo:paragraph-rsid="000e7980" style:font-size-asian="10.5pt" style:font-size-complex="12pt"/>
    </style:style>
    <style:style style:name="P27" style:family="paragraph" style:parent-style-name="Standard">
      <style:paragraph-properties fo:text-align="justify" style:justify-single-word="false"/>
      <style:text-properties fo:color="#000000" style:font-name="Courier 10 Pitch1" fo:font-size="9pt" style:text-underline-style="none" officeooo:rsid="001037c0" officeooo:paragraph-rsid="001037c0" style:font-size-asian="9pt" style:font-size-complex="9pt"/>
    </style:style>
    <style:style style:name="T1" style:family="text">
      <style:text-properties officeooo:rsid="000c0ea2"/>
    </style:style>
    <style:style style:name="T2" style:family="text">
      <style:text-properties officeooo:rsid="001037c0"/>
    </style:style>
    <style:style style:name="T3" style:family="text">
      <style:text-properties officeooo:rsid="0011eec5"/>
    </style:style>
    <style:style style:name="T4" style:family="text">
      <style:text-properties officeooo:rsid="0015e6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CONCURRENT PROGRAMMING: TREE GROWTH SIMULATION</text:p>
      <text:p text:style-name="P1"/>
      <text:p text:style-name="P3"><text:span text:style-name="T1">Class </text:span>Land</text:p>
      <text:p text:style-name="P18">------------------------------------------------------------------------------------------------------------------------</text:p>
      <text:p text:style-name="P8">An object of this class represents the landscape with span [dimension x] x [dimension y] over the area and the value on light intensity or sun exposure to the land. </text:p>
      <text:p text:style-name="P8">------------------------------------------------------------------------------------------------------------------------</text:p>
      <text:p text:style-name="P20">Additions</text:p>
      <text:p text:style-name="P8">We added member variables for span and sun exposure of the landscape.</text:p>
      <text:p text:style-name="P8"/>
      <text:p text:style-name="P25">private int dimensionX; </text:p>
      <text:p text:style-name="P25">private int dimensionY; </text:p>
      <text:p text:style-name="P25">private float[][] sunExposure; </text:p>
      <text:p text:style-name="P25">private float[][] shaded;</text:p>
      <text:p text:style-name="P25"/>
      <text:p text:style-name="P25">public Land (int dx, int dy) {</text:p>
      <text:p text:style-name="P25"><text:s text:c="8"/>dimensionX = dx;</text:p>
      <text:p text:style-name="P25"><text:s text:c="8"/>dimensionY = dy;</text:p>
      <text:p text:style-name="P25"><text:s text:c="8"/>sunExposure = new float[dimensionX][dimensionY];</text:p>
      <text:p text:style-name="P25"><text:s text:c="8"/>shaded = new float[dimensionX][dimensionY];</text:p>
      <text:p text:style-name="P25">}</text:p>
      <text:p text:style-name="P23"/>
      <text:p text:style-name="P26">We added proper getters and setters to the member variables for methods such as getDimX(), getDimY(), getFull() and getShade().</text:p>
      <text:p text:style-name="P8"/>
      <text:p text:style-name="P22">Implementing mutual exclusion/ <text:span text:style-name="T4">Java concurrency</text:span></text:p>
      <text:p text:style-name="P9"><text:bookmark-start text:name="__DdeLink__1_873866800"/>We marked the resetShade(), setFull(), setShade() and shadow() methods in the Land class with synchronized keyword in order for them to be executed with mutual exclusion as they are predominantly “write” operations. <text:bookmark-end text:name="__DdeLink__1_873866800"/></text:p>
      <text:p text:style-name="P9">------------------------------------------------------------------------------------------------------------------------</text:p>
      <text:p text:style-name="P4"/>
      <text:p text:style-name="P4">Class Tree</text:p>
      <text:p text:style-name="P9">------------------------------------------------------------------------------------------------------------------------</text:p>
      <text:p text:style-name="P12">An object of this class represents a tree in the landscape. <text:span text:style-name="T3">Trees define a canopy which covers a square area of the landscape.</text:span></text:p>
      <text:p text:style-name="P11">------------------------------------------------------------------------------------------------------------------------</text:p>
      <text:p text:style-name="P20">Additions</text:p>
      <text:p text:style-name="P11"/>
      <text:p text:style-name="P13">We implemented the average sunlight absorbed by the tree</text:p>
      <text:p text:style-name="P24">public float sunexposure(Land land){</text:p>
      <text:p text:style-name="P24"><text:s text:c="4"/>synchronized (land){</text:p>
      <text:p text:style-name="P24"><text:s text:c="9"/>float sum = 0.0f;</text:p>
      <text:p text:style-name="P24"><text:s text:c="9"/>int number = 0;</text:p>
      <text:p text:style-name="P24"><text:s text:c="9"/>for (int i = Math.abs(xpos - Math.round(ext)); i &lt; xpos + <text:tab/><text:tab/><text:tab/><text:tab/><text:tab/><text:tab/><text:tab/><text:tab/><text:tab/><text:tab/><text:tab/><text:tab/><text:tab/>Math.round(ext); i++) {</text:p>
      <text:p text:style-name="P24"><text:s text:c="13"/>for (int j = Math.abs(ypos - Math.round(ext)); j &lt; ypos <text:tab/><text:tab/><text:tab/><text:tab/><text:tab/><text:tab/><text:tab/><text:tab/> <text:s text:c="30"/>+ Math.round(ext); j++) {</text:p>
      <text:p text:style-name="P24"><text:s text:c="17"/>if ((i &lt; land.getDimX()) &amp;&amp; (j &lt; land.getDimY())) {</text:p>
      <text:p text:style-name="P24"><text:s text:c="21"/>sum = sum + land.getFull (i, j);</text:p>
      <text:p text:style-name="P24"><text:s text:c="21"/>number++;</text:p>
      <text:p text:style-name="P24"><text:s text:c="17"/>} </text:p>
      <text:p text:style-name="P24"><text:s text:c="14"/>}</text:p>
      <text:p text:style-name="P24"><text:s text:c="9"/>}</text:p>
      <text:p text:style-name="P24"><text:s text:c="9"/>return sum/number;</text:p>
      <text:p text:style-name="P24"><text:s text:c="4"/>} </text:p>
      <text:p text:style-name="P24">}</text:p>
      <text:p text:style-name="P8"/>
      <text:p text:style-name="P14"><text:soft-page-break/></text:p>
      <text:p text:style-name="P14">We implemented the tree growth for sun exposure</text:p>
      <text:p text:style-name="P27">synchronized void sungrow(Land land) {</text:p>
      <text:p text:style-name="P27"><text:s text:c="6"/>ext = ext + ext*(sunexposure(land)/growfactor);</text:p>
      <text:p text:style-name="P27">}</text:p>
      <text:p text:style-name="P14"/>
      <text:p text:style-name="P21">Implementing mutual exclusion/ <text:span text:style-name="T4">Java concurrency</text:span></text:p>
      <text:p text:style-name="P10">We marked the <text:span text:style-name="T2">getX</text:span>(), <text:span text:style-name="T2">getY</text:span>(), <text:span text:style-name="T2">getExt</text:span>(), <text:span text:style-name="T2">setExt(), sunexposure(), inrange() </text:span>and s<text:span text:style-name="T2">ungrow</text:span>() methods in the <text:span text:style-name="T2">Tree</text:span> class with synchronized keyword in order for them to be executed with mutual exclusion as they are predominantly “<text:span text:style-name="T2">read/</text:span>write” operations <text:span text:style-name="T2">used in later classes to modify memory from multiple threads. </text:span><text:s/></text:p>
      <text:p text:style-name="P10">------------------------------------------------------------------------------------------------------------------------</text:p>
      <text:p text:style-name="P10"/>
      <text:p text:style-name="P5">Class SunData</text:p>
      <text:p text:style-name="P15">------------------------------------------------------------------------------------------------------------------------</text:p>
      <text:p text:style-name="P15">In this class we class load and write the sun exposure data in the sample_input.txt file.</text:p>
      <text:p text:style-name="P15">------------------------------------------------------------------------------------------------------------------------</text:p>
      <text:p text:style-name="P19">This class was not modified from the original class provided with the skeleton.</text:p>
      <text:p text:style-name="P19">------------------------------------------------------------------------------------------------------------------------</text:p>
      <text:p text:style-name="P19"/>
      <text:p text:style-name="P5">Class Forest Panel</text:p>
      <text:p text:style-name="P7">-------------------------------------------------------------------------------------------------------</text:p>
      <text:p text:style-name="P16">In this class we provide methods to control the rendering of trees in the growth simulation. The trees are randered in random fashion.</text:p>
      <text:p text:style-name="P16">–----------------------------------------------------------------------------------------------------------------------</text:p>
      <text:p text:style-name="P16">This class was not modified from the original class provided with the skeleton.</text:p>
      <text:p text:style-name="P16">–----------------------------------------------------------------------------------------------------------------------</text:p>
      <text:p text:style-name="P16"/>
      <text:p text:style-name="P6">Class TreeGrow</text:p>
      <text:p text:style-name="P16">------------------------------------------------------------------------------------------------------------------------</text:p>
      <text:p text:style-name="P17"/>
      <text:p text:style-name="P16"/>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1" svg:font-family="'Courier 10 Pitch'" style:font-pitch="fixed"/>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57:38.083063453</meta:creation-date>
    <dc:date>2018-10-02T22:40:41.075423655</dc:date>
    <meta:editing-duration>PT30M</meta:editing-duration>
    <meta:editing-cycles>5</meta:editing-cycles>
    <meta:generator>LibreOffice/4.2.8.2$Linux_x86 LibreOffice_project/420m0$Build-2</meta:generator>
    <meta:document-statistic meta:table-count="0" meta:image-count="0" meta:object-count="0" meta:page-count="2" meta:paragraph-count="64" meta:word-count="395" meta:character-count="4218" meta:non-whitespace-character-count="3630"/>
  </office:meta>
</office:document-meta>
</file>